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51b634" officeooo:paragraph-rsid="0051b63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47d77b" officeooo:paragraph-rsid="0051b634"/>
    </style:style>
    <style:style style:name="T1" style:family="text">
      <style:text-properties officeooo:rsid="0051b6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ot Account</text:p>
      <text:p text:style-name="P2"><text:tab/><text:span text:style-name="T1">root account is known for several vulnerabilities in narrow conditions. Author do recommend changing it with command. Check whether it is working:</text:span></text:p>
      <text:p text:style-name="P2"><text:tab/><text:span text:style-name="T1">#sudo passwd root</text:span></text:p>
      <text:p text:style-name="P2"><text:tab/><text:span text:style-name="T1">#su 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362in" fo:margin-bottom="0.2362in" fo:margin-left="0.3492in" fo:margin-right="0.231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7:25:50.263778362</meta:creation-date>
    <dc:date>2018-03-04T22:18:44.734666010</dc:date>
    <meta:editing-duration>PT11H14M22S</meta:editing-duration>
    <meta:editing-cycles>55</meta:editing-cycles>
    <meta:generator>LibreOffice/5.4.5.1$Linux_X86_64 LibreOffice_project/40m0$Build-1</meta:generator>
    <meta:document-statistic meta:table-count="0" meta:image-count="0" meta:object-count="0" meta:page-count="1" meta:paragraph-count="4" meta:word-count="29" meta:character-count="183" meta:non-whitespace-character-count="155"/>
  </office:meta>
</office:document-meta>
</file>